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f54a" officeooo:paragraph-rsid="001fb77a"/>
    </style:style>
    <style:style style:name="T1" style:family="text">
      <style:text-properties officeooo:rsid="001d674f"/>
    </style:style>
    <style:style style:name="T2" style:family="text">
      <style:text-properties officeooo:rsid="0020d7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020<text:span text:style-name="T1">1203_1 </text:span></text:p>
      <text:p text:style-name="P1"><text:a xlink:type="simple" xlink:href="https://github.com/hakenlaken/pythonprac/tree/master/20201203_1" text:style-name="Internet_20_link" text:visited-style-name="Visited_20_Internet_20_Link">https://github.com/hakenlaken/pythonprac/tree/master/20201203_1</text:a></text:p>
      <text:p text:style-name="P1"><text:a xlink:type="simple" xlink:href="https://git.cs.msu.ru/s02180445/pythonprac/-/tree/master/20201203_1" text:style-name="Internet_20_link" text:visited-style-name="Visited_20_Internet_20_Link">https://git.cs.msu.ru/s02180445/pythonprac/-/tree/master/20201203_</text:a><text:a xlink:type="simple" xlink:href="https://git.cs.msu.ru/s02180445/pythonprac/-/tree/master/20201203_1" text:style-name="Internet_20_link" text:visited-style-name="Visited_20_Internet_20_Link"><text:span text:style-name="T2">1</text:span></text:a></text:p>
      <text:p text:style-name="P1"><text:a xlink:type="simple" xlink:href="https://git.cs.msu.ru/s02180501/pythonprac/-/tree/master/20201203_1" text:style-name="Internet_20_link" text:visited-style-name="Visited_20_Internet_20_Link">https://git.cs.msu.ru/s02180501/pythonprac/-/tree/master/20201203_1</text:a></text:p>
      <text:p text:style-name="P1"><text:a xlink:type="simple" xlink:href="https://git.cs.msu.ru/s02180645/pythonprac/-/tree/master/20201203_1" text:style-name="Internet_20_link" text:visited-style-name="Visited_20_Internet_20_Link">https://git.cs.msu.ru/s02180645/pythonprac/-/tree/master/20201203_1</text:a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2T21:12:11.886707964</meta:creation-date>
    <dc:date>2020-12-22T21:12:45.932431614</dc:date>
    <meta:editing-duration>PT34S</meta:editing-duration>
    <meta:editing-cycles>1</meta:editing-cycles>
    <meta:document-statistic meta:table-count="0" meta:image-count="0" meta:object-count="0" meta:page-count="1" meta:paragraph-count="5" meta:word-count="5" meta:character-count="275" meta:non-whitespace-character-count="274"/>
    <meta:generator>LibreOffice/6.4.6.2$Linux_X86_64 LibreOffice_project/40$Build-2</meta:generator>
  </office:meta>
</office:document-meta>
</file>